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mns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nk Warren</meta:initial-creator>
    <meta:creation-date>2018-12-31T13:46:56</meta:creation-date>
    <meta:document-statistic meta:table-count="0" meta:image-count="0" meta:object-count="0" meta:page-count="1" meta:paragraph-count="1" meta:word-count="2" meta:character-count="7"/>
    <dc:date>2018-12-31T13:51:26</dc:date>
    <dc:creator>Hank Warren</dc:creator>
    <meta:editing-duration>PT4M30S</meta:editing-duration>
    <meta:editing-cycles>1</meta:editing-cycles>
    <meta:generator>OpenOffice/4.1.5$Unix OpenOffice.org_project/415m1$Build-9789</meta:generator>
  </office:meta>
</office:document-meta>
</file>